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236in"/>
    </style:style>
    <style:style style:name="co2" style:family="table-column">
      <style:table-column-properties fo:break-before="auto" style:column-width="0.8728in"/>
    </style:style>
    <style:style style:name="co3" style:family="table-column">
      <style:table-column-properties fo:break-before="auto" style:column-width="0.948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4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6376" table:default-cell-style-name="Default"/>
        <table:table-row table:style-name="ro1">
          <table:table-cell table:style-name="Default"/>
          <table:table-cell table:style-name="pd1" office:value-type="string" calcext:value-type="string">
            <text:p>1.0kib</text:p>
          </table:table-cell>
          <table:table-cell table:style-name="pd1" office:value-type="string" calcext:value-type="string">
            <text:p>10.0kib</text:p>
          </table:table-cell>
          <table:table-cell table:style-name="pd1" office:value-type="string" calcext:value-type="string">
            <text:p>100.0kib</text:p>
          </table:table-cell>
          <table:table-cell table:style-name="pd1" office:value-type="string" calcext:value-type="string">
            <text:p>500.0kib</text:p>
          </table:table-cell>
          <table:table-cell table:style-name="pd1" office:value-type="string" calcext:value-type="string">
            <text:p>1.0mib</text:p>
          </table:table-cell>
          <table:table-cell table:style-name="pd1" office:value-type="string" calcext:value-type="string">
            <text:p/>
          </table:table-cell>
          <table:table-cell table:style-name="pd1" office:value-type="string" calcext:value-type="string">
            <text:p>Unit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Requests considered</text:p>
          </table:table-cell>
          <table:table-cell office:value-type="float" office:value="508517" calcext:value-type="float">
            <text:p>508517</text:p>
          </table:table-cell>
          <table:table-cell office:value-type="float" office:value="459742" calcext:value-type="float">
            <text:p>459742</text:p>
          </table:table-cell>
          <table:table-cell office:value-type="float" office:value="296911" calcext:value-type="float">
            <text:p>296911</text:p>
          </table:table-cell>
          <table:table-cell office:value-type="float" office:value="110972" calcext:value-type="float">
            <text:p>110972</text:p>
          </table:table-cell>
          <table:table-cell office:value-type="float" office:value="59066" calcext:value-type="float">
            <text:p>590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#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99th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75t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Medi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25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Be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Throughput</text:p>
          </table:table-cell>
          <table:table-cell office:value-type="float" office:value="4238.66" calcext:value-type="float">
            <text:p>4238.66</text:p>
          </table:table-cell>
          <table:table-cell office:value-type="float" office:value="3832.77" calcext:value-type="float">
            <text:p>3832.77</text:p>
          </table:table-cell>
          <table:table-cell office:value-type="float" office:value="2476.77" calcext:value-type="float">
            <text:p>2476.77</text:p>
          </table:table-cell>
          <table:table-cell office:value-type="float" office:value="925.65" calcext:value-type="float">
            <text:p>925.65</text:p>
          </table:table-cell>
          <table:table-cell office:value-type="float" office:value="493.37" calcext:value-type="float">
            <text:p>493.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j/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ftop-warp Cumulative Sent</text:p>
          </table:table-cell>
          <table:table-cell office:value-type="float" office:value="295698432" calcext:value-type="float">
            <text:p>295698432</text:p>
          </table:table-cell>
          <table:table-cell office:value-type="float" office:value="279969792" calcext:value-type="float">
            <text:p>279969792</text:p>
          </table:table-cell>
          <table:table-cell office:value-type="float" office:value="213909504" calcext:value-type="float">
            <text:p>213909504</text:p>
          </table:table-cell>
          <table:table-cell office:value-type="float" office:value="154140672" calcext:value-type="float">
            <text:p>154140672</text:p>
          </table:table-cell>
          <table:table-cell office:value-type="float" office:value="232783872" calcext:value-type="float">
            <text:p>2327838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ftop-warp Cumulative Received</text:p>
          </table:table-cell>
          <table:table-cell office:value-type="float" office:value="815792128" calcext:value-type="float">
            <text:p>815792128</text:p>
          </table:table-cell>
          <table:table-cell office:value-type="float" office:value="5014374318" calcext:value-type="float">
            <text:p>5014374318</text:p>
          </table:table-cell>
          <table:table-cell office:value-type="float" office:value="30709016166" calcext:value-type="float">
            <text:p>30709016166</text:p>
          </table:table-cell>
          <table:table-cell office:value-type="float" office:value="57123065036" calcext:value-type="float">
            <text:p>57123065036</text:p>
          </table:table-cell>
          <table:table-cell office:value-type="float" office:value="60988535603" calcext:value-type="float">
            <text:p>60988535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ftop-warp Cumulative Total</text:p>
          </table:table-cell>
          <table:table-cell office:value-type="float" office:value="1105954078" calcext:value-type="float">
            <text:p>1105954078</text:p>
          </table:table-cell>
          <table:table-cell office:value-type="float" office:value="5293547192" calcext:value-type="float">
            <text:p>5293547192</text:p>
          </table:table-cell>
          <table:table-cell office:value-type="float" office:value="30923764531" calcext:value-type="float">
            <text:p>30923764531</text:p>
          </table:table-cell>
          <table:table-cell office:value-type="float" office:value="57230439219" calcext:value-type="float">
            <text:p>57230439219</text:p>
          </table:table-cell>
          <table:table-cell office:value-type="float" office:value="61203283968" calcext:value-type="float">
            <text:p>612032839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Response time 99%</text:p>
          </table:table-cell>
          <table:table-cell office:value-type="float" office:value="150.2" calcext:value-type="float">
            <text:p>150.2</text:p>
          </table:table-cell>
          <table:table-cell office:value-type="float" office:value="137.7" calcext:value-type="float">
            <text:p>137.7</text:p>
          </table:table-cell>
          <table:table-cell office:value-type="float" office:value="198.3" calcext:value-type="float">
            <text:p>198.3</text:p>
          </table:table-cell>
          <table:table-cell office:value-type="float" office:value="531.6" calcext:value-type="float">
            <text:p>531.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Response time 75%</text:p>
          </table:table-cell>
          <table:table-cell office:value-type="float" office:value="6.4" calcext:value-type="float">
            <text:p>6.4</text:p>
          </table:table-cell>
          <table:table-cell office:value-type="float" office:value="8.6" calcext:value-type="float">
            <text:p>8.6</text:p>
          </table:table-cell>
          <table:table-cell office:value-type="float" office:value="15.7" calcext:value-type="float">
            <text:p>15.7</text:p>
          </table:table-cell>
          <table:table-cell office:value-type="float" office:value="54.4" calcext:value-type="float">
            <text:p>54.4</text:p>
          </table:table-cell>
          <table:table-cell office:value-type="float" office:value="125.3" calcext:value-type="float">
            <text:p>125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Response time 50%</text:p>
          </table:table-cell>
          <table:table-cell office:value-type="float" office:value="4.3" calcext:value-type="float">
            <text:p>4.3</text:p>
          </table:table-cell>
          <table:table-cell office:value-type="float" office:value="5.2" calcext:value-type="float">
            <text:p>5.2</text:p>
          </table:table-cell>
          <table:table-cell office:value-type="float" office:value="9.4" calcext:value-type="float">
            <text:p>9.4</text:p>
          </table:table-cell>
          <table:table-cell office:value-type="float" office:value="29" calcext:value-type="float">
            <text:p>29</text:p>
          </table:table-cell>
          <table:table-cell office:value-type="float" office:value="120.4" calcext:value-type="float">
            <text:p>120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Response time 25%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6" calcext:value-type="float">
            <text:p>6</text:p>
          </table:table-cell>
          <table:table-cell office:value-type="float" office:value="17.7" calcext:value-type="float">
            <text:p>17.7</text:p>
          </table:table-cell>
          <table:table-cell office:value-type="float" office:value="117.9" calcext:value-type="float">
            <text:p>117.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Fastest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4.2" calcext:value-type="float">
            <text:p>4.2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Requests/sec</text:p>
          </table:table-cell>
          <table:table-cell office:value-type="float" office:value="5906.5921" calcext:value-type="float">
            <text:p>5906.5921</text:p>
          </table:table-cell>
          <table:table-cell office:value-type="float" office:value="5351.817" calcext:value-type="float">
            <text:p>5351.817</text:p>
          </table:table-cell>
          <table:table-cell office:value-type="float" office:value="3123.3122" calcext:value-type="float">
            <text:p>3123.3122</text:p>
          </table:table-cell>
          <table:table-cell office:value-type="float" office:value="937.8639" calcext:value-type="float">
            <text:p>937.8639</text:p>
          </table:table-cell>
          <table:table-cell office:value-type="float" office:value="400.4792" calcext:value-type="float">
            <text:p>400.47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eq/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Total data</text:p>
          </table:table-cell>
          <table:table-cell office:value-type="float" office:value="362901667" calcext:value-type="float">
            <text:p>362901667</text:p>
          </table:table-cell>
          <table:table-cell office:value-type="float" office:value="3285649981" calcext:value-type="float">
            <text:p>3285649981</text:p>
          </table:table-cell>
          <table:table-cell office:value-type="float" office:value="19187766394" calcext:value-type="float">
            <text:p>19187766394</text:p>
          </table:table-cell>
          <table:table-cell office:value-type="float" office:value="28808493137" calcext:value-type="float">
            <text:p>28808493137</text:p>
          </table:table-cell>
          <table:table-cell office:value-type="float" office:value="25200720609" calcext:value-type="float">
            <text:p>252007206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Total requests</text:p>
          </table:table-cell>
          <table:table-cell office:value-type="float" office:value="354400" calcext:value-type="float">
            <text:p>354400</text:p>
          </table:table-cell>
          <table:table-cell office:value-type="float" office:value="321111" calcext:value-type="float">
            <text:p>321111</text:p>
          </table:table-cell>
          <table:table-cell office:value-type="float" office:value="187400" calcext:value-type="float">
            <text:p>187400</text:p>
          </table:table-cell>
          <table:table-cell office:value-type="float" office:value="56272" calcext:value-type="float">
            <text:p>56272</text:p>
          </table:table-cell>
          <table:table-cell office:value-type="float" office:value="24029" calcext:value-type="float">
            <text:p>240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ftop-oha Cumulative Sent</text:p>
          </table:table-cell>
          <table:table-cell office:value-type="float" office:value="89758105" calcext:value-type="float">
            <text:p>89758105</text:p>
          </table:table-cell>
          <table:table-cell office:value-type="float" office:value="92903833" calcext:value-type="float">
            <text:p>92903833</text:p>
          </table:table-cell>
          <table:table-cell office:value-type="float" office:value="75707187" calcext:value-type="float">
            <text:p>75707187</text:p>
          </table:table-cell>
          <table:table-cell office:value-type="float" office:value="80635494" calcext:value-type="float">
            <text:p>80635494</text:p>
          </table:table-cell>
          <table:table-cell office:value-type="float" office:value="186646528" calcext:value-type="float">
            <text:p>1866465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ftop-oha Cumulative Received</text:p>
          </table:table-cell>
          <table:table-cell office:value-type="float" office:value="538968064" calcext:value-type="float">
            <text:p>538968064</text:p>
          </table:table-cell>
          <table:table-cell office:value-type="float" office:value="3360811909" calcext:value-type="float">
            <text:p>3360811909</text:p>
          </table:table-cell>
          <table:table-cell office:value-type="float" office:value="18575733555" calcext:value-type="float">
            <text:p>18575733555</text:p>
          </table:table-cell>
          <table:table-cell office:value-type="float" office:value="27702539059" calcext:value-type="float">
            <text:p>27702539059</text:p>
          </table:table-cell>
          <table:table-cell office:value-type="float" office:value="24266565222" calcext:value-type="float">
            <text:p>242665652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ftop-oha Cumulative Total</text:p>
          </table:table-cell>
          <table:table-cell office:value-type="float" office:value="628097024" calcext:value-type="float">
            <text:p>628097024</text:p>
          </table:table-cell>
          <table:table-cell office:value-type="float" office:value="3457448673" calcext:value-type="float">
            <text:p>3457448673</text:p>
          </table:table-cell>
          <table:table-cell office:value-type="float" office:value="18575733555" calcext:value-type="float">
            <text:p>18575733555</text:p>
          </table:table-cell>
          <table:table-cell office:value-type="float" office:value="27702539059" calcext:value-type="float">
            <text:p>27702539059</text:p>
          </table:table-cell>
          <table:table-cell office:value-type="float" office:value="24481313587" calcext:value-type="float">
            <text:p>244813135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#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lc warp Avg B/Req</text:p>
          </table:table-cell>
          <table:table-cell office:value-type="float" office:value="2174" calcext:value-type="float">
            <text:p>2174</text:p>
          </table:table-cell>
          <table:table-cell office:value-type="float" office:value="11514" calcext:value-type="float">
            <text:p>11514</text:p>
          </table:table-cell>
          <table:table-cell office:value-type="float" office:value="104151" calcext:value-type="float">
            <text:p>104151</text:p>
          </table:table-cell>
          <table:table-cell office:value-type="float" office:value="515719" calcext:value-type="float">
            <text:p>515719</text:p>
          </table:table-cell>
          <table:table-cell office:value-type="float" office:value="1036184" calcext:value-type="float">
            <text:p>10361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lc oha Avg B/Req</text:p>
          </table:table-cell>
          <table:table-cell office:value-type="float" office:value="1772" calcext:value-type="float">
            <text:p>1772</text:p>
          </table:table-cell>
          <table:table-cell office:value-type="float" office:value="10767" calcext:value-type="float">
            <text:p>10767</text:p>
          </table:table-cell>
          <table:table-cell office:value-type="float" office:value="99123" calcext:value-type="float">
            <text:p>99123</text:p>
          </table:table-cell>
          <table:table-cell office:value-type="float" office:value="492297" calcext:value-type="float">
            <text:p>492297</text:p>
          </table:table-cell>
          <table:table-cell office:value-type="float" office:value="1018823" calcext:value-type="float">
            <text:p>10188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07-21T03:07:46.009906643</dc:date>
    <meta:editing-duration>PT12S</meta:editing-duration>
    <meta:editing-cycles>1</meta:editing-cycles>
    <meta:document-statistic meta:table-count="1" meta:cell-count="191" meta:object-count="0"/>
  </office:meta>
</office:document-meta>
</file>